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style:writing-mode="lr-tb"/>
      <style:text-properties style:font-name="Ubuntu Mono"/>
    </style:style>
    <style:style style:name="P2" style:family="paragraph" style:parent-style-name="Standard">
      <style:paragraph-properties fo:margin-top="0.0799in" fo:margin-bottom="0in" style:contextual-spacing="false" style:writing-mode="lr-tb"/>
      <style:text-properties style:font-name="Ubuntu Mono" officeooo:rsid="001d0737" officeooo:paragraph-rsid="001d0737"/>
    </style:style>
    <style:style style:name="P3" style:family="paragraph" style:parent-style-name="Standard">
      <style:paragraph-properties fo:margin-top="0.0598in" fo:margin-bottom="0in" style:contextual-spacing="false" style:writing-mode="lr-tb"/>
      <style:text-properties style:font-name="Ubuntu Mono" fo:font-size="22pt" fo:font-weight="bold" officeooo:rsid="001d0737" officeooo:paragraph-rsid="001d0737" style:font-size-asian="22pt" style:font-weight-asian="bold" style:font-size-complex="22pt" style:font-weight-complex="bold"/>
    </style:style>
    <style:style style:name="T1" style:family="text">
      <style:text-properties officeooo:rsid="001d073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d0737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d0737" style:font-size-asian="16pt" style:font-size-complex="16pt"/>
    </style:style>
    <style:style style:name="T6" style:family="text">
      <style:text-properties fo:font-size="16pt" officeooo:rsid="001eb0fd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d0737" style:font-size-asian="16pt" style:font-weight-asian="bold" style:font-size-complex="16pt" style:font-weight-complex="bold"/>
    </style:style>
    <style:style style:name="T9" style:family="text">
      <style:text-properties fo:color="#2f8668" loext:opacity="100%" fo:font-size="16pt" officeooo:rsid="001d0737" style:font-size-asian="16pt" style:font-size-complex="16pt"/>
    </style:style>
    <style:style style:name="T10" style:family="text">
      <style:text-properties fo:color="#2f8668" loext:opacity="100%" fo:font-size="16pt" style:text-underline-style="none" officeooo:rsid="001d0737" style:font-size-asian="16pt" style:font-size-complex="16pt"/>
    </style:style>
    <style:style style:name="T11" style:family="text">
      <style:text-properties fo:color="#2f8668" loext:opacity="100%" fo:font-size="16pt" style:text-underline-style="none" fo:font-weight="bold" officeooo:rsid="001d0737" style:font-size-asian="16pt" style:font-weight-asian="bold" style:font-size-complex="16pt" style:font-weight-complex="bold"/>
    </style:style>
    <style:style style:name="T12" style:family="text">
      <style:text-properties fo:color="#124681" loext:opacity="100%" fo:font-size="16pt" fo:font-weight="bold" officeooo:rsid="001d0737" style:font-size-asian="16pt" style:font-weight-asian="bold" style:font-size-complex="1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42pt" style:font-size-asian="42pt" style:font-size-complex="42pt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font-size="30pt" style:font-size-asian="30pt" style:font-size-complex="3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bwinf@DeepThought" text:style-name="Internet_20_link" text:visited-style-name="Visited_20_Internet_20_Link"><text:span text:style-name="T11">bwinf@DeepThought</text:span></text:a><text:span text:style-name="T8">:</text:span><text:span text:style-name="T12">~</text:span><text:span text:style-name="T5">$ python3 TheAnswer</text:span><text:span text:style-name="T6">T</text:span><text:span text:style-name="T5">o</text:span><text:span text:style-name="T6">T</text:span><text:span text:style-name="T5">heUltimateQuestionofLife</text:span><text:span text:style-name="T4">.</text:span><text:span text:style-name="T5">py</text:span></text:p>
      <text:p text:style-name="P2"><text:span text:style-name="T7">Finished in 7.000.000 years</text:span><text:span text:style-name="T4"> with the following result...</text:span></text:p>
      <text:p text:style-name="P3"><text:span text:style-name="T17">42.</text:span> <text:span text:style-name="T18">Bundeswettbewerb Informati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Ubuntu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Ubuntu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fo:background-color="#000000" style:writing-mode="lr-tb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6:57:17.092091512</meta:creation-date>
    <dc:date>2024-06-13T17:11:36.633402481</dc:date>
    <meta:editing-duration>PT2M11S</meta:editing-duration>
    <meta:editing-cycles>1</meta:editing-cycles>
    <meta:document-statistic meta:table-count="0" meta:image-count="0" meta:object-count="0" meta:page-count="1" meta:paragraph-count="3" meta:word-count="14" meta:character-count="155" meta:non-whitespace-character-count="144"/>
    <meta:generator>LibreOffice/24.2.4.2$Linux_X86_64 LibreOffice_project/d29029bfb700ea4a272da1366c5f5e7c14e351b5</meta:generator>
  </office:meta>
</office:document-meta>
</file>